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dium-content-serif-font" svg:font-family="medium-content-serif-font, Georgia, Cambria, 'Times New Roman', Times, serif"/>
    <style:font-face style:name="sans-serif" svg:font-family="sans-serif"/>
    <style:font-face style:name="Padauk" svg:font-family="Padau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officeooo:paragraph-rsid="001eef53"/>
    </style:style>
    <style:style style:name="P3" style:family="paragraph" style:parent-style-name="Standard">
      <style:text-properties style:font-name="Ubuntu" style:text-underline-style="solid" style:text-underline-width="auto" style:text-underline-color="font-color" fo:font-weight="bold" style:font-weight-asian="bold" style:font-weight-complex="bold"/>
    </style:style>
    <style:style style:name="P4" style:family="paragraph" style:parent-style-name="Standard">
      <style:text-properties style:font-name="Ubuntu" officeooo:rsid="001ff7ec" officeooo:paragraph-rsid="001ff7ec"/>
    </style:style>
    <style:style style:name="P5" style:family="paragraph" style:parent-style-name="Standard">
      <style:text-properties style:font-name="Ubuntu" officeooo:paragraph-rsid="001ff7ec"/>
    </style:style>
    <style:style style:name="P6" style:family="paragraph" style:parent-style-name="Standard">
      <style:text-properties officeooo:paragraph-rsid="001eef53"/>
    </style:style>
    <style:style style:name="P7" style:family="paragraph" style:parent-style-name="Standard">
      <style:text-properties officeooo:paragraph-rsid="001f6ffa"/>
    </style:style>
    <style:style style:name="T1" style:family="text">
      <style:text-properties officeooo:rsid="001eef53"/>
    </style:style>
    <style:style style:name="T2" style:family="text">
      <style:text-properties style:font-name="Ubuntu" officeooo:rsid="001eef53"/>
    </style:style>
    <style:style style:name="T3" style:family="text">
      <style:text-properties style:font-name="Ubuntu" officeooo:rsid="001f6ffa"/>
    </style:style>
    <style:style style:name="T4" style:family="text">
      <style:text-properties officeooo:rsid="001f6ffa"/>
    </style:style>
    <style:style style:name="T5" style:family="text">
      <style:text-properties officeooo:rsid="001ff7e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estionario Base de Datos NoSql</text:p>
      <text:p text:style-name="P1"/>
      <text:p text:style-name="P1">1) ¿ qué entiende por base de datos No Relacional?</text:p>
      <text:p text:style-name="P6"><text:span text:style-name="T2"/></text:p>
      <text:p text:style-name="P6"><text:span text:style-name="T2">Base de datos en dónde los datos no se organizan en tablas sino que utilizan otros métodos como jerarquia, usar columnas en vez de filas, agrupar en grafos, entre otras.</text:span></text:p>
      <text:p text:style-name="P1"/>
      <text:p text:style-name="P2">2) ¿ <text:span text:style-name="T1">Q</text:span>ué es una base de datos orientadas a documentos?</text:p>
      <text:p text:style-name="P2"/>
      <text:p text:style-name="P7"><text:span text:style-name="T3">Una base de datos orientada a documentos o almacén de documentos es un tipo de BD NoSQL que sirve para gestionar informacion como lo son documentos o datos semi estructurados. A diferencia de las bases de datos relacionales y sus “tablas”, los sistemas</text:span></text:p>
      <text:p text:style-name="P7"><text:span text:style-name="T3">documentales están diseñados entorno a la definición abstracta de un "documento".</text:span></text:p>
      <text:p text:style-name="P2"/>
      <text:p text:style-name="P1">3) ¿ qué es un Json?</text:p>
      <text:p text:style-name="P1"/>
      <text:p text:style-name="P1"><text:span text:style-name="T4">J</text:span>SON ( JavaScript Object Notation) es un formato de texto sencillo para el intercambio de datos. Se trata de un subconjunto de la notación literal de objetos de JavaScript <text:span text:style-name="T4">que puede ser leído por cualquier lenguaje de programación. Por lo tanto, puede ser usado para el intercambio de información entre distintas tecnologías.</text:span></text:p>
      <text:p text:style-name="P1"/>
      <text:p text:style-name="P1">4) ¿ qué es una base de datos orientadas a grafos?</text:p>
      <text:p text:style-name="P1"/>
      <text:p text:style-name="P1">Las bases de datos orientadas a grafos representan la información como nodos de un grafo y sus relaciones con las aristas del mismo, de manera que se pueda usar teoría de grafos para recorrer la base de datos ya que esta puede describir atributos de los nodos (entidades) y las aristas (relaciones).</text:p>
      <text:p text:style-name="P1"/>
      <text:p text:style-name="P1">5) ¿ a qué hace referencia el teorema de Brewer ?</text:p>
      <text:p text:style-name="P1"/>
      <text:p text:style-name="P4">El teorema de Brewer, o sistema CAP por sus siglas en ingles:</text:p>
      <text:p text:style-name="P4">Consistency, Availability y Partition Tolerance. </text:p>
      <text:p text:style-name="P5"><text:span text:style-name="T5">Hace referencia a que en los sistemas distribuidos solo se puede garantizar dos de las tres cuestiones mencionadas anteriormente, por lo tanto se debe tener en cuenta que es lo mas importante para <text:s/>nuestra base de datos para optar por un sistema acorde a nuestras necesidad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dium-content-serif-font" svg:font-family="medium-content-serif-font, Georgia, Cambria, 'Times New Roman', Times, serif"/>
    <style:font-face style:name="sans-serif" svg:font-family="sans-serif"/>
    <style:font-face style:name="Padauk" svg:font-family="Padau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2T12:58:17.821222952</meta:creation-date>
    <dc:date>2020-05-22T13:26:24.420290366</dc:date>
    <meta:editing-duration>PT6M56S</meta:editing-duration>
    <meta:editing-cycles>1</meta:editing-cycles>
    <meta:document-statistic meta:table-count="0" meta:image-count="0" meta:object-count="0" meta:page-count="1" meta:paragraph-count="14" meta:word-count="305" meta:character-count="1767" meta:non-whitespace-character-count="1474"/>
    <meta:generator>LibreOffice/6.4.3.2$Linux_X86_64 LibreOffice_project/40$Build-2</meta:generator>
  </office:meta>
</office:document-meta>
</file>